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84a31a" officeooo:paragraph-rsid="0019a22c"/>
    </style:style>
    <style:style style:name="P2" style:family="paragraph" style:parent-style-name="Standard">
      <style:text-properties officeooo:paragraph-rsid="0019a22c"/>
    </style:style>
    <style:style style:name="P3" style:family="paragraph" style:parent-style-name="Standard">
      <style:text-properties officeooo:paragraph-rsid="0028dee0"/>
    </style:style>
    <style:style style:name="P4" style:family="paragraph" style:parent-style-name="Text_20_body">
      <style:text-properties officeooo:paragraph-rsid="0019a22c"/>
    </style:style>
    <style:style style:name="P5" style:family="paragraph" style:parent-style-name="Heading_20_1">
      <style:text-properties officeooo:rsid="0019a22c" officeooo:paragraph-rsid="0019a22c"/>
    </style:style>
    <style:style style:name="P6" style:family="paragraph" style:parent-style-name="Heading_20_3">
      <style:text-properties officeooo:rsid="0019a22c" officeooo:paragraph-rsid="0019a22c"/>
    </style:style>
    <style:style style:name="P7" style:family="paragraph" style:parent-style-name="Heading_20_3">
      <style:text-properties officeooo:rsid="0019a22c" officeooo:paragraph-rsid="0028dee0"/>
    </style:style>
    <style:style style:name="P8" style:family="paragraph" style:parent-style-name="Heading_20_3">
      <style:text-properties officeooo:paragraph-rsid="0019a22c"/>
    </style:style>
    <style:style style:name="P9" style:family="paragraph" style:parent-style-name="Standard" style:list-style-name="L1">
      <style:text-properties officeooo:rsid="0084a31a" officeooo:paragraph-rsid="0019a22c"/>
    </style:style>
    <style:style style:name="P10" style:family="paragraph" style:parent-style-name="Standard" style:list-style-name="L1">
      <style:text-properties officeooo:rsid="0029271d" officeooo:paragraph-rsid="0029271d"/>
    </style:style>
    <style:style style:name="P11" style:family="paragraph" style:parent-style-name="Standard" style:list-style-name="L2">
      <style:text-properties officeooo:rsid="0019a22c" officeooo:paragraph-rsid="0028dee0"/>
    </style:style>
    <style:style style:name="P12" style:family="paragraph" style:parent-style-name="Standard" style:list-style-name="L3">
      <style:text-properties officeooo:paragraph-rsid="0019a22c"/>
    </style:style>
    <style:style style:name="P13" style:family="paragraph" style:parent-style-name="Standard" style:list-style-name="L1">
      <style:text-properties officeooo:rsid="00856fd3" officeooo:paragraph-rsid="001b19f3"/>
    </style:style>
    <style:style style:name="P14" style:family="paragraph" style:parent-style-name="Standard" style:list-style-name="L4">
      <style:text-properties officeooo:rsid="001f126e" officeooo:paragraph-rsid="001f126e"/>
    </style:style>
    <style:style style:name="T1" style:family="text">
      <style:text-properties officeooo:rsid="0019a22c"/>
    </style:style>
    <style:style style:name="T2" style:family="text">
      <style:text-properties officeooo:rsid="00251f45"/>
    </style:style>
    <style:style style:name="T3" style:family="text">
      <style:text-properties officeooo:rsid="00af494e"/>
    </style:style>
    <style:style style:name="T4" style:family="text">
      <style:text-properties officeooo:rsid="008656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0175" style:font-weight-asian="bold" style:font-weight-complex="bold"/>
    </style:style>
    <style:style style:name="T7" style:family="text">
      <style:text-properties fo:font-weight="bold" officeooo:rsid="008be5f6" style:font-weight-asian="bold" style:font-weight-complex="bold"/>
    </style:style>
    <style:style style:name="T8" style:family="text">
      <style:text-properties fo:font-weight="bold" officeooo:rsid="008656f8" style:font-weight-asian="bold" style:font-weight-complex="bold"/>
    </style:style>
    <style:style style:name="T9" style:family="text">
      <style:text-properties fo:font-weight="bold" officeooo:rsid="001f54fc" style:font-weight-asian="bold" style:font-weight-complex="bold"/>
    </style:style>
    <style:style style:name="T10" style:family="text">
      <style:text-properties officeooo:rsid="001b19f3"/>
    </style:style>
    <style:style style:name="T11" style:family="text">
      <style:text-properties officeooo:rsid="001f126e"/>
    </style:style>
    <style:style style:name="T12" style:family="text">
      <style:text-properties officeooo:rsid="0091cba0"/>
    </style:style>
    <style:style style:name="T13" style:family="text">
      <style:text-properties officeooo:rsid="0094c94b"/>
    </style:style>
    <style:style style:name="T14" style:family="text">
      <style:text-properties officeooo:rsid="0029367f"/>
    </style:style>
    <style:style style:name="T15" style:family="text">
      <style:text-properties officeooo:rsid="002bb92b"/>
    </style:style>
    <style:style style:name="T16" style:family="text">
      <style:text-properties officeooo:rsid="002c1564"/>
    </style:style>
    <style:style style:name="T17" style:family="text">
      <style:text-properties officeooo:rsid="002f6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nmap with no firewall</text:h>
      <text:h text:style-name="P6" text:outline-level="3">SYN Scan (both Linux and Windows)</text:h>
      <text:list xml:id="list516255980" text:style-name="L1">
        <text:list-item>
          <text:p text:style-name="P9">If port is open, sends back SYN/ACK (nmap shows open)</text:p>
        </text:list-item>
        <text:list-item>
          <text:p text:style-name="P9">If port is closed, sends back RST/ACK (nmap shows closed)</text:p>
        </text:list-item>
        <text:list-item>
          <text:p text:style-name="P10">nmap will immediately close the connection with a RST</text:p>
        </text:list-item>
      </text:list>
      <text:p text:style-name="P1"/>
      <text:h text:style-name="P7" text:outline-level="3">Connect <text:span text:style-name="T10">(both Linux and Windows)</text:span></text:h>
      <text:list xml:id="list1716336836" text:style-name="L2">
        <text:list-item>
          <text:p text:style-name="P11">Works the same way as SYN scan except nmap will complete the handshake.</text:p>
        </text:list-item>
      </text:list>
      <text:p text:style-name="P3"/>
      <text:h text:style-name="P6" text:outline-level="3">ACK (both Linux and Windows)</text:h>
      <text:list xml:id="list1586899012" text:style-name="L3">
        <text:list-item>
          <text:p text:style-name="P12"><text:span text:style-name="T1">I</text:span><text:span text:style-name="T3">f port is open or closed </text:span><text:span text:style-name="T2">RST</text:span><text:span text:style-name="T3"> is returned (nmap shows </text:span><text:span text:style-name="T2">un</text:span><text:span text:style-name="T3">filtered)</text:span></text:p>
        </text:list-item>
      </text:list>
      <text:p text:style-name="P2"/>
      <text:h text:style-name="P6" text:outline-level="3">NULL/FIN/XMAS</text:h>
      <text:list xml:id="list52604849980001" text:continue-list="list516255980" text:style-name="L1">
        <text:list-item>
          <text:p text:style-name="P13">Linux:</text:p>
          <text:list>
            <text:list-item>
              <text:p text:style-name="P13">If port is open sends back <text:span text:style-name="T7">no packets</text:span> (nmap shows open|filtered)</text:p>
            </text:list-item>
            <text:list-item>
              <text:p text:style-name="P13">If port is closed sends back RST/ACK (nmap shows closed)</text:p>
            </text:list-item>
          </text:list>
        </text:list-item>
        <text:list-item>
          <text:p text:style-name="P13">Windows</text:p>
          <text:list>
            <text:list-item>
              <text:p text:style-name="P13"><text:span text:style-name="T4">I</text:span>f port is <text:span text:style-name="T5">open </text:span><text:span text:style-name="T6">OR closed</text:span> <text:span text:style-name="T4">sends back RST/ACK (nmap shows closed </text:span><text:span text:style-name="T8">**</text:span><text:span text:style-name="T9">even if it is really open</text:span><text:span text:style-name="T4">)</text:span></text:p>
            </text:list-item>
          </text:list>
        </text:list-item>
      </text:list>
      <text:p text:style-name="P4"/>
      <text:h text:style-name="P6" text:outline-level="3">UDP <text:span text:style-name="T11">(both Linux and Windows)</text:span></text:h>
      <text:list xml:id="list1254003891" text:style-name="L4">
        <text:list-item>
          <text:p text:style-name="P14">If <text:span text:style-name="T13">port is open nmap shows open</text:span><text:span text:style-name="T14">|filtered </text:span><text:span text:style-name="T15">because no packets are sent </text:span><text:span text:style-name="T16">(remember, UDP is connectionless)</text:span></text:p>
        </text:list-item>
        <text:list-item>
          <text:p text:style-name="P14">If port is closed <text:span text:style-name="T12">sends back ICMP </text:span>Destination<text:span text:style-name="T12"> unreachable (nmap shows closed)</text:span></text:p>
        </text:list-item>
      </text:list>
      <text:p text:style-name="P4"/>
      <text:h text:style-name="P8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9:27:39.484929969</meta:creation-date>
    <dc:date>2025-08-01T05:26:03.692639660</dc:date>
    <meta:editing-duration>P2DT16H2M30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" meta:paragraph-count="18" meta:word-count="161" meta:character-count="870" meta:non-whitespace-character-count="739"/>
  </office:meta>
</office:document-meta>
</file>